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cking upper level semantic model</text:p>
          </table:table-cell>
          <table:table-cell office:value-type="string" calcext:value-type="string">
            <text:p>percentage of data items retrieved</text:p>
          </table:table-cell>
        </table:table-row>
        <table:table-row table:style-name="ro1">
          <table:table-cell office:value-type="string" calcext:value-type="string">
            <text:p>Basic Formal Ontology</text:p>
          </table:table-cell>
          <table:table-cell table:style-name="ce1" office:value-type="float" office:value="54.2857142857143" calcext:value-type="float">
            <text:p>54.3</text:p>
          </table:table-cell>
        </table:table-row>
        <table:table-row table:style-name="ro1">
          <table:table-cell office:value-type="string" calcext:value-type="string">
            <text:p>Relations Ontolog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otal valu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cond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8])" office:value-type="float" office:value="35" calcext:value-type="float">
            <text:p>35</text:p>
          </table:table-cell>
        </table:table-row>
      </table:table>
      <table:table table:name="lacking_BFO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8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cent </text:p>
          </table:table-cell>
          <table:table-cell table:formula="of:=[.B10]/35*100" office:value-type="float" office:value="54.2857142857143" calcext:value-type="float">
            <text:p>54.2857142857</text:p>
          </table:table-cell>
        </table:table-row>
      </table:table>
      <table:table table:name="lacking_RO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a wa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year 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1:.B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cent</text:p>
          </table:table-cell>
          <table:table-cell table:formula="of:=[.B10]/35*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1:34:16.536666951</meta:creation-date>
    <meta:generator>LibreOffice/5.1.6.2$Linux_X86_64 LibreOffice_project/10m0$Build-2</meta:generator>
    <dc:date>2018-02-25T11:50:38.833522546</dc:date>
    <meta:editing-duration>PT16M21S</meta:editing-duration>
    <meta:editing-cycles>4</meta:editing-cycles>
    <meta:document-statistic meta:table-count="4" meta:cell-count="64" meta:object-count="0"/>
  </office:meta>
</office:document-meta>
</file>